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fo:background-color="#b7b3ca" style:font-size-asian="13pt" style:font-weight-asian="bold" style:font-size-complex="13pt" style:font-weight-complex="bold"/>
    </style:style>
    <style:style style:name="P2" style:family="paragraph" style:parent-style-name="Standard">
      <style:text-properties fo:font-size="11pt" fo:font-weight="bold" fo:background-color="#b7b3ca" style:font-size-asian="11pt" style:font-weight-asian="bold" style:font-size-complex="11pt" style:font-weight-complex="bold"/>
    </style:style>
    <style:style style:name="P3" style:family="paragraph" style:parent-style-name="Standard">
      <style:text-properties fo:font-size="11pt" fo:font-weight="bold" fo:background-color="#e0c2cd" style:font-size-asian="11pt" style:font-weight-asian="bold" style:font-size-complex="11pt" style:font-weight-complex="bold"/>
    </style:style>
    <style:style style:name="P4" style:family="paragraph" style:parent-style-name="Standard">
      <style:paragraph-properties fo:line-height="150%" fo:text-align="start" style:justify-single-word="false"/>
      <style:text-properties fo:font-size="11pt" fo:font-weight="bold" officeooo:paragraph-rsid="00056a37" fo:background-color="#e0c2cd" style:font-size-asian="11pt" style:font-weight-asian="bold" style:font-size-complex="11pt" style:font-weight-complex="bold"/>
    </style:style>
    <style:style style:name="P5" style:family="paragraph" style:parent-style-name="Standard">
      <style:paragraph-properties fo:line-height="150%" fo:text-align="start" style:justify-single-word="false"/>
      <style:text-properties fo:font-size="11pt" fo:font-weight="bold" officeooo:paragraph-rsid="000a5184" fo:background-color="#e0c2cd" style:font-size-asian="11pt" style:font-weight-asian="bold" style:font-size-complex="11pt" style:font-weight-complex="bold"/>
    </style:style>
    <style:style style:name="P6" style:family="paragraph" style:parent-style-name="Standard">
      <style:paragraph-properties fo:line-height="150%" fo:text-align="start" style:justify-single-word="false"/>
      <style:text-properties fo:font-size="11pt" fo:font-weight="bold" officeooo:paragraph-rsid="000bf656" fo:background-color="#e0c2cd" style:font-size-asian="11pt" style:font-weight-asian="bold" style:font-size-complex="11pt" style:font-weight-complex="bold"/>
    </style:style>
    <style:style style:name="P7" style:family="paragraph" style:parent-style-name="Standard">
      <style:paragraph-properties fo:line-height="150%" fo:text-align="start" style:justify-single-word="false"/>
      <style:text-properties fo:font-size="11pt" fo:font-weight="bold" officeooo:paragraph-rsid="000d2d3a" fo:background-color="#e0c2cd" style:font-size-asian="11pt" style:font-weight-asian="bold" style:font-size-complex="11pt" style:font-weight-complex="bold"/>
    </style:style>
    <style:style style:name="P8" style:family="paragraph" style:parent-style-name="Standard">
      <style:paragraph-properties fo:line-height="150%" fo:text-align="start" style:justify-single-word="false"/>
      <style:text-properties fo:font-size="11pt" fo:font-weight="bold" officeooo:paragraph-rsid="000e5ed3" fo:background-color="#e0c2cd" style:font-size-asian="11pt" style:font-weight-asian="bold" style:font-size-complex="11pt" style:font-weight-complex="bold"/>
    </style:style>
    <style:style style:name="P9" style:family="paragraph" style:parent-style-name="Standard">
      <style:paragraph-properties fo:line-height="150%" fo:text-align="start" style:justify-single-word="false"/>
      <style:text-properties fo:font-size="11pt" fo:font-weight="bold" officeooo:paragraph-rsid="000e6345" fo:background-color="#e0c2cd" style:font-size-asian="11pt" style:font-weight-asian="bold" style:font-size-complex="11pt" style:font-weight-complex="bold"/>
    </style:style>
    <style:style style:name="P10" style:family="paragraph" style:parent-style-name="Standard">
      <style:paragraph-properties fo:line-height="150%" fo:text-align="start" style:justify-single-word="false"/>
      <style:text-properties fo:font-size="11pt" fo:font-weight="bold" officeooo:paragraph-rsid="000e6345" fo:background-color="#ffaa95" style:font-size-asian="11pt" style:font-weight-asian="bold" style:font-size-complex="11pt" style:font-weight-complex="bold"/>
    </style:style>
    <style:style style:name="P11" style:family="paragraph" style:parent-style-name="Standard">
      <style:paragraph-properties fo:line-height="150%"/>
      <style:text-properties fo:font-size="11pt" fo:font-weight="normal" fo:background-color="transparent" style:font-size-asian="11pt" style:font-weight-asian="normal" style:font-size-complex="11pt" style:font-weight-complex="normal"/>
    </style:style>
    <style:style style:name="P12" style:family="paragraph" style:parent-style-name="Standard" style:list-style-name="L1">
      <style:paragraph-properties fo:line-height="150%"/>
      <style:text-properties fo:font-size="11pt" fo:font-weight="normal" fo:background-color="transparent" style:font-size-asian="11pt" style:font-weight-asian="normal" style:font-size-complex="11pt" style:font-weight-complex="normal"/>
    </style:style>
    <style:style style:name="P13" style:family="paragraph" style:parent-style-name="Standard">
      <style:paragraph-properties fo:line-height="150%" fo:text-align="start" style:justify-single-word="false"/>
      <style:text-properties fo:font-size="11pt" fo:font-weight="normal" officeooo:paragraph-rsid="00085449" fo:background-color="transparent" style:font-size-asian="11pt" style:font-weight-asian="normal" style:font-size-complex="11pt" style:font-weight-complex="normal"/>
    </style:style>
    <style:style style:name="P14" style:family="paragraph" style:parent-style-name="Standard">
      <style:paragraph-properties fo:line-height="150%" fo:text-align="start" style:justify-single-word="false"/>
      <style:text-properties fo:font-size="11pt" fo:font-weight="normal" officeooo:paragraph-rsid="000a5184" fo:background-color="transparent" style:font-size-asian="11pt" style:font-weight-asian="normal" style:font-size-complex="11pt" style:font-weight-complex="normal"/>
    </style:style>
    <style:style style:name="P15" style:family="paragraph" style:parent-style-name="Standard">
      <style:paragraph-properties fo:line-height="150%" fo:text-align="start" style:justify-single-word="false"/>
      <style:text-properties fo:font-size="11pt" fo:font-weight="normal" officeooo:paragraph-rsid="000e5ed3" fo:background-color="transparent" style:font-size-asian="11pt" style:font-weight-asian="normal" style:font-size-complex="11pt" style:font-weight-complex="normal"/>
    </style:style>
    <style:style style:name="P16" style:family="paragraph" style:parent-style-name="Standard" style:list-style-name="L9">
      <style:paragraph-properties fo:line-height="150%" fo:text-align="start" style:justify-single-word="false"/>
      <style:text-properties fo:font-size="11pt" fo:font-weight="normal" officeooo:paragraph-rsid="000e5ed3" fo:background-color="transparent" style:font-size-asian="11pt" style:font-weight-asian="normal" style:font-size-complex="11pt" style:font-weight-complex="normal"/>
    </style:style>
    <style:style style:name="P17" style:family="paragraph" style:parent-style-name="Standard">
      <style:paragraph-properties fo:line-height="150%" fo:text-align="start" style:justify-single-word="false"/>
      <style:text-properties fo:font-size="11pt" fo:font-weight="normal" officeooo:paragraph-rsid="000e6345" fo:background-color="transparent" style:font-size-asian="11pt" style:font-weight-asian="normal" style:font-size-complex="11pt" style:font-weight-complex="normal"/>
    </style:style>
    <style:style style:name="P18" style:family="paragraph" style:parent-style-name="Standard">
      <style:paragraph-properties fo:line-height="150%" fo:text-align="start" style:justify-single-word="false"/>
      <style:text-properties fo:font-size="11pt" fo:font-weight="normal" officeooo:rsid="00066f01" officeooo:paragraph-rsid="00085449" fo:background-color="transparent" style:font-size-asian="11pt" style:font-weight-asian="normal" style:font-size-complex="11pt" style:font-weight-complex="normal"/>
    </style:style>
    <style:style style:name="P19" style:family="paragraph" style:parent-style-name="Standard">
      <style:paragraph-properties fo:line-height="150%" fo:text-align="start" style:justify-single-word="false"/>
      <style:text-properties fo:font-size="11pt" fo:font-weight="normal" officeooo:paragraph-rsid="000a5184" fo:background-color="#ffffa6" style:font-size-asian="11pt" style:font-weight-asian="normal" style:font-size-complex="11pt" style:font-weight-complex="normal"/>
    </style:style>
    <style:style style:name="P20" style:family="paragraph" style:parent-style-name="Standard">
      <style:paragraph-properties fo:line-height="150%" fo:text-align="start" style:justify-single-word="false"/>
      <style:text-properties fo:font-size="11pt" fo:font-weight="normal" officeooo:paragraph-rsid="000f9a39" fo:background-color="#e0c2cd" style:font-size-asian="11pt" style:font-weight-asian="normal" style:font-size-complex="11pt" style:font-weight-complex="normal"/>
    </style:style>
    <style:style style:name="P21" style:family="paragraph" style:parent-style-name="Standard">
      <style:paragraph-properties fo:line-height="150%" fo:text-align="start" style:justify-single-word="false"/>
      <style:text-properties fo:font-size="11pt" fo:font-weight="normal" officeooo:paragraph-rsid="000e6345" fo:background-color="#ffaa95" style:font-size-asian="11pt" style:font-weight-asian="normal" style:font-size-complex="11pt" style:font-weight-complex="normal"/>
    </style:style>
    <style:style style:name="P22" style:family="paragraph" style:parent-style-name="Standard">
      <style:paragraph-properties fo:line-height="150%"/>
      <style:text-properties fo:font-size="11pt" fo:background-color="#e0c2cd" style:font-size-asian="11pt" style:font-size-complex="11pt"/>
    </style:style>
    <style:style style:name="P23" style:family="paragraph" style:parent-style-name="Standard">
      <style:paragraph-properties fo:text-align="center" style:justify-single-word="false"/>
      <style:text-properties fo:font-size="13pt" fo:font-weight="bold" fo:background-color="#ffa6a6" style:font-size-asian="13pt" style:font-weight-asian="bold" style:font-size-complex="13pt" style:font-weight-complex="bold"/>
    </style:style>
    <style:style style:name="P24" style:family="paragraph" style:parent-style-name="Standard">
      <style:paragraph-properties fo:line-height="150%" fo:text-align="center" style:justify-single-word="false"/>
      <style:text-properties fo:font-size="13pt" fo:font-weight="bold" officeooo:paragraph-rsid="00056a37" fo:background-color="#ffa6a6" style:font-size-asian="13pt" style:font-weight-asian="bold" style:font-size-complex="13pt" style:font-weight-complex="bold"/>
    </style:style>
    <style:style style:name="P25" style:family="paragraph" style:parent-style-name="Standard" style:list-style-name="L3">
      <style:paragraph-properties fo:line-height="150%" fo:text-align="start" style:justify-single-word="false"/>
      <style:text-properties fo:font-size="13pt" fo:font-weight="normal" officeooo:paragraph-rsid="0006c1d8" fo:background-color="#ffa6a6" style:font-size-asian="13pt" style:font-weight-asian="normal" style:font-size-complex="13pt" style:font-weight-complex="normal"/>
    </style:style>
    <style:style style:name="P26" style:family="paragraph" style:parent-style-name="Standard">
      <style:paragraph-properties fo:line-height="150%"/>
      <style:text-properties fo:font-size="10.5pt" fo:font-weight="normal" fo:background-color="transparent" style:font-size-asian="10.5pt" style:font-weight-asian="normal" style:font-size-complex="10.5pt" style:font-weight-complex="normal"/>
    </style:style>
    <style:style style:name="P27" style:family="paragraph" style:parent-style-name="Standard">
      <style:paragraph-properties fo:line-height="150%"/>
      <style:text-properties fo:font-size="10.5pt" fo:font-weight="normal" officeooo:paragraph-rsid="00041673" fo:background-color="transparent" style:font-size-asian="10.5pt" style:font-weight-asian="normal" style:font-size-complex="10.5pt" style:font-weight-complex="normal"/>
    </style:style>
    <style:style style:name="P28" style:family="paragraph" style:parent-style-name="Standard">
      <style:paragraph-properties fo:line-height="150%" fo:text-align="start" style:justify-single-word="false"/>
      <style:text-properties fo:font-size="10.5pt" fo:font-weight="normal" officeooo:paragraph-rsid="000a5184" fo:background-color="transparent" style:font-size-asian="10.5pt" style:font-weight-asian="normal" style:font-size-complex="10.5pt" style:font-weight-complex="normal"/>
    </style:style>
    <style:style style:name="P29" style:family="paragraph" style:parent-style-name="Standard">
      <style:paragraph-properties fo:line-height="150%" fo:text-align="start" style:justify-single-word="false"/>
      <style:text-properties fo:font-size="10.5pt" fo:font-weight="normal" officeooo:paragraph-rsid="000d2d3a" fo:background-color="transparent" style:font-size-asian="10.5pt" style:font-weight-asian="normal" style:font-size-complex="10.5pt" style:font-weight-complex="normal"/>
    </style:style>
    <style:style style:name="P30" style:family="paragraph" style:parent-style-name="Standard">
      <style:paragraph-properties fo:line-height="150%" fo:text-align="start" style:justify-single-word="false"/>
      <style:text-properties fo:font-size="10.5pt" fo:font-weight="normal" officeooo:paragraph-rsid="000e5ed3" fo:background-color="transparent" style:font-size-asian="10.5pt" style:font-weight-asian="normal" style:font-size-complex="10.5pt" style:font-weight-complex="normal"/>
    </style:style>
    <style:style style:name="P31" style:family="paragraph" style:parent-style-name="Standard">
      <style:paragraph-properties fo:line-height="150%" fo:text-align="start" style:justify-single-word="false"/>
      <style:text-properties fo:font-size="10.5pt" fo:font-weight="normal" officeooo:paragraph-rsid="000e6345" fo:background-color="transparent" style:font-size-asian="10.5pt" style:font-weight-asian="normal" style:font-size-complex="10.5pt" style:font-weight-complex="normal"/>
    </style:style>
    <style:style style:name="P32" style:family="paragraph" style:parent-style-name="Standard">
      <style:paragraph-properties fo:line-height="150%" fo:text-align="start" style:justify-single-word="false"/>
      <style:text-properties fo:font-size="10.5pt" fo:font-weight="normal" officeooo:paragraph-rsid="00103667" fo:background-color="transparent" style:font-size-asian="10.5pt" style:font-weight-asian="normal" style:font-size-complex="10.5pt" style:font-weight-complex="normal"/>
    </style:style>
    <style:style style:name="P33" style:family="paragraph" style:parent-style-name="Standard">
      <style:paragraph-properties fo:line-height="150%" fo:text-align="start" style:justify-single-word="false"/>
      <style:text-properties fo:font-size="10.5pt" fo:font-weight="normal" officeooo:paragraph-rsid="00109230" fo:background-color="transparent" style:font-size-asian="10.5pt" style:font-weight-asian="normal" style:font-size-complex="10.5pt" style:font-weight-complex="normal"/>
    </style:style>
    <style:style style:name="P34" style:family="paragraph" style:parent-style-name="Standard">
      <style:paragraph-properties fo:line-height="150%"/>
      <style:text-properties fo:font-size="10.5pt" fo:font-weight="normal" officeooo:paragraph-rsid="00041673" fo:background-color="#ffffa6" style:font-size-asian="10.5pt" style:font-weight-asian="normal" style:font-size-complex="10.5pt" style:font-weight-complex="normal"/>
    </style:style>
    <style:style style:name="P35" style:family="paragraph" style:parent-style-name="Standard">
      <style:paragraph-properties fo:line-height="150%" fo:text-align="start" style:justify-single-word="false"/>
      <style:text-properties fo:font-size="10.5pt" fo:font-weight="normal" officeooo:paragraph-rsid="000f9a39" fo:background-color="#ffffa6" style:font-size-asian="10.5pt" style:font-weight-asian="normal" style:font-size-complex="10.5pt" style:font-weight-complex="normal"/>
    </style:style>
    <style:style style:name="P36" style:family="paragraph" style:parent-style-name="Standard">
      <style:paragraph-properties fo:line-height="150%"/>
      <style:text-properties fo:font-size="10.5pt" fo:font-weight="normal" officeooo:paragraph-rsid="00041673" fo:background-color="#ffd7d7" style:font-size-asian="10.5pt" style:font-weight-asian="normal" style:font-size-complex="10.5pt" style:font-weight-complex="normal"/>
    </style:style>
    <style:style style:name="P37" style:family="paragraph" style:parent-style-name="Standard">
      <style:paragraph-properties fo:line-height="150%"/>
      <style:text-properties fo:font-size="10.5pt" fo:font-weight="bold" fo:background-color="transparent" style:font-size-asian="10.5pt" style:font-weight-asian="bold" style:font-size-complex="10.5pt" style:font-weight-complex="bold"/>
    </style:style>
    <style:style style:name="P38" style:family="paragraph" style:parent-style-name="Standard">
      <style:paragraph-properties fo:line-height="150%" fo:text-align="start" style:justify-single-word="false"/>
      <style:text-properties fo:font-size="10.5pt" fo:font-weight="bold" officeooo:paragraph-rsid="000bf656" fo:background-color="transparent" style:font-size-asian="10.5pt" style:font-weight-asian="bold" style:font-size-complex="10.5pt" style:font-weight-complex="bold"/>
    </style:style>
    <style:style style:name="P39" style:family="paragraph" style:parent-style-name="Standard">
      <style:paragraph-properties fo:line-height="150%" fo:text-align="start" style:justify-single-word="false"/>
      <style:text-properties fo:font-size="10.5pt" fo:font-weight="bold" officeooo:paragraph-rsid="000e5ed3" fo:background-color="transparent" style:font-size-asian="10.5pt" style:font-weight-asian="bold" style:font-size-complex="10.5pt" style:font-weight-complex="bold"/>
    </style:style>
    <style:style style:name="P40" style:family="paragraph" style:parent-style-name="Standard">
      <style:paragraph-properties fo:line-height="150%" fo:text-align="start" style:justify-single-word="false"/>
      <style:text-properties fo:font-size="10.5pt" fo:font-weight="bold" officeooo:paragraph-rsid="000e6345" fo:background-color="transparent" style:font-size-asian="10.5pt" style:font-weight-asian="bold" style:font-size-complex="10.5pt" style:font-weight-complex="bold"/>
    </style:style>
    <style:style style:name="P41" style:family="paragraph" style:parent-style-name="Standard" style:list-style-name="L4">
      <style:paragraph-properties fo:line-height="150%" fo:text-align="start" style:justify-single-word="false"/>
      <style:text-properties fo:font-size="10.5pt" fo:font-weight="bold" officeooo:paragraph-rsid="0006c1d8" style:font-size-asian="10.5pt" style:font-weight-asian="bold" style:font-size-complex="10.5pt" style:font-weight-complex="bold"/>
    </style:style>
    <style:style style:name="P42" style:family="paragraph" style:parent-style-name="Standard">
      <style:paragraph-properties fo:line-height="150%" fo:text-align="start" style:justify-single-word="false"/>
      <style:text-properties fo:font-size="10.5pt" fo:font-weight="bold" officeooo:paragraph-rsid="000bf656" style:font-size-asian="10.5pt" style:font-weight-asian="bold" style:font-size-complex="10.5pt" style:font-weight-complex="bold"/>
    </style:style>
    <style:style style:name="P43" style:family="paragraph" style:parent-style-name="Standard">
      <style:paragraph-properties fo:line-height="150%" fo:text-align="start" style:justify-single-word="false"/>
      <style:text-properties fo:font-size="10.5pt" fo:font-weight="bold" officeooo:paragraph-rsid="000a5184" fo:background-color="#e0c2cd" style:font-size-asian="10.5pt" style:font-weight-asian="bold" style:font-size-complex="10.5pt" style:font-weight-complex="bold"/>
    </style:style>
    <style:style style:name="P44" style:family="paragraph" style:parent-style-name="Standard">
      <style:paragraph-properties fo:line-height="150%" fo:text-align="start" style:justify-single-word="false"/>
      <style:text-properties fo:font-size="10.5pt" fo:font-weight="bold" officeooo:paragraph-rsid="000bf656" fo:background-color="#e0c2cd" style:font-size-asian="10.5pt" style:font-weight-asian="bold" style:font-size-complex="10.5pt" style:font-weight-complex="bold"/>
    </style:style>
    <style:style style:name="P45" style:family="paragraph" style:parent-style-name="Standard">
      <style:paragraph-properties fo:line-height="150%" fo:text-align="start" style:justify-single-word="false"/>
      <style:text-properties fo:font-size="10.5pt" fo:font-weight="bold" officeooo:paragraph-rsid="0006c1d8" fo:background-color="#ffd7d7" style:font-size-asian="10.5pt" style:font-weight-asian="bold" style:font-size-complex="10.5pt" style:font-weight-complex="bold"/>
    </style:style>
    <style:style style:name="P46" style:family="paragraph" style:parent-style-name="Standard">
      <style:paragraph-properties fo:line-height="150%" fo:text-align="start" style:justify-single-word="false"/>
      <style:text-properties fo:font-size="10.5pt" fo:font-weight="bold" officeooo:paragraph-rsid="000bf656" fo:background-color="#ffd7d7" style:font-size-asian="10.5pt" style:font-weight-asian="bold" style:font-size-complex="10.5pt" style:font-weight-complex="bold"/>
    </style:style>
    <style:style style:name="P47" style:family="paragraph" style:parent-style-name="Standard">
      <style:paragraph-properties fo:line-height="150%" fo:text-align="start" style:justify-single-word="false"/>
      <style:text-properties fo:font-size="10.5pt" fo:font-weight="bold" officeooo:paragraph-rsid="0006c1d8" fo:background-color="#ffff38" style:font-size-asian="10.5pt" style:font-weight-asian="bold" style:font-size-complex="10.5pt" style:font-weight-complex="bold"/>
    </style:style>
    <style:style style:name="P48" style:family="paragraph" style:parent-style-name="Standard">
      <style:paragraph-properties fo:line-height="150%" fo:text-align="start" style:justify-single-word="false"/>
      <style:text-properties fo:font-size="10.5pt" fo:font-weight="bold" officeooo:paragraph-rsid="000f9a39" fo:background-color="#ffffa6" style:font-size-asian="10.5pt" style:font-weight-asian="bold" style:font-size-complex="10.5pt" style:font-weight-complex="bold"/>
    </style:style>
    <style:style style:name="P49" style:family="paragraph" style:parent-style-name="Standard">
      <style:paragraph-properties fo:line-height="150%" fo:text-align="start" style:justify-single-word="false"/>
      <style:text-properties fo:font-size="10.5pt" officeooo:paragraph-rsid="00056a37" style:font-size-asian="10.5pt" style:font-size-complex="10.5pt"/>
    </style:style>
    <style:style style:name="P50" style:family="paragraph" style:parent-style-name="Standard" style:list-style-name="L4">
      <style:paragraph-properties fo:line-height="150%" fo:text-align="start" style:justify-single-word="false"/>
      <style:text-properties fo:font-size="10.5pt" officeooo:paragraph-rsid="000a5184" style:font-size-asian="10.5pt" style:font-size-complex="10.5pt"/>
    </style:style>
    <style:style style:name="P51" style:family="paragraph" style:parent-style-name="Standard" style:list-style-name="L4">
      <style:paragraph-properties fo:line-height="150%" fo:text-align="start" style:justify-single-word="false"/>
      <style:text-properties fo:font-size="10.5pt" officeooo:paragraph-rsid="0006c1d8" style:font-size-asian="10.5pt" style:font-size-complex="10.5pt"/>
    </style:style>
    <style:style style:name="P52" style:family="paragraph" style:parent-style-name="Standard">
      <style:paragraph-properties fo:line-height="150%" fo:text-align="start" style:justify-single-word="false"/>
      <style:text-properties fo:font-size="10.5pt" officeooo:paragraph-rsid="000bf656" style:font-size-asian="10.5pt" style:font-size-complex="10.5pt"/>
    </style:style>
    <style:style style:name="P53" style:family="paragraph" style:parent-style-name="Standard" style:list-style-name="L6">
      <style:paragraph-properties fo:line-height="150%" fo:text-align="start" style:justify-single-word="false"/>
      <style:text-properties fo:font-size="10.5pt" officeooo:paragraph-rsid="000bf656" style:font-size-asian="10.5pt" style:font-size-complex="10.5pt"/>
    </style:style>
    <style:style style:name="P54" style:family="paragraph" style:parent-style-name="Standard" style:list-style-name="L5">
      <style:paragraph-properties fo:line-height="150%" fo:text-align="start" style:justify-single-word="false"/>
      <style:text-properties fo:font-size="10.5pt" officeooo:paragraph-rsid="000a5184" style:font-size-asian="10.5pt" style:font-size-complex="10.5pt"/>
    </style:style>
    <style:style style:name="P55" style:family="paragraph" style:parent-style-name="Standard">
      <style:paragraph-properties fo:line-height="150%"/>
    </style:style>
    <style:style style:name="P56" style:family="paragraph" style:parent-style-name="Standard">
      <style:paragraph-properties fo:line-height="150%"/>
      <style:text-properties officeooo:paragraph-rsid="00041673"/>
    </style:style>
    <style:style style:name="P57" style:family="paragraph" style:parent-style-name="Standard">
      <style:paragraph-properties fo:line-height="150%"/>
      <style:text-properties officeooo:paragraph-rsid="00056a37"/>
    </style:style>
    <style:style style:name="P58" style:family="paragraph" style:parent-style-name="Standard" style:list-style-name="L2">
      <style:paragraph-properties fo:line-height="150%"/>
      <style:text-properties officeooo:paragraph-rsid="00056a37"/>
    </style:style>
    <style:style style:name="P59" style:family="paragraph" style:parent-style-name="Standard" style:list-style-name="L3">
      <style:paragraph-properties fo:line-height="150%" fo:text-align="start" style:justify-single-word="false"/>
      <style:text-properties officeooo:paragraph-rsid="0006c1d8"/>
    </style:style>
    <style:style style:name="P60" style:family="paragraph" style:parent-style-name="Standard">
      <style:paragraph-properties fo:line-height="150%" fo:text-align="start" style:justify-single-word="false"/>
      <style:text-properties officeooo:paragraph-rsid="000bf656"/>
    </style:style>
    <style:style style:name="P61" style:family="paragraph" style:parent-style-name="Standard" style:list-style-name="L6">
      <style:paragraph-properties fo:line-height="150%" fo:text-align="start" style:justify-single-word="false"/>
      <style:text-properties officeooo:paragraph-rsid="000bf656"/>
    </style:style>
    <style:style style:name="P62" style:family="paragraph" style:parent-style-name="Standard" style:list-style-name="L7">
      <style:paragraph-properties fo:line-height="150%" fo:text-align="start" style:justify-single-word="false"/>
      <style:text-properties officeooo:paragraph-rsid="000c782d"/>
    </style:style>
    <style:style style:name="P63" style:family="paragraph" style:parent-style-name="Standard" style:list-style-name="L7">
      <style:paragraph-properties fo:line-height="150%" fo:text-align="start" style:justify-single-word="false"/>
      <style:text-properties officeooo:paragraph-rsid="000d2d3a"/>
    </style:style>
    <style:style style:name="P64" style:family="paragraph" style:parent-style-name="Standard">
      <style:paragraph-properties fo:line-height="150%" fo:text-align="start" style:justify-single-word="false"/>
      <style:text-properties officeooo:paragraph-rsid="000d2d3a"/>
    </style:style>
    <style:style style:name="P65" style:family="paragraph" style:parent-style-name="Standard" style:list-style-name="L8">
      <style:paragraph-properties fo:line-height="150%" fo:text-align="start" style:justify-single-word="false"/>
      <style:text-properties officeooo:paragraph-rsid="000e5ed3"/>
    </style:style>
    <style:style style:name="P66" style:family="paragraph" style:parent-style-name="Standard">
      <style:paragraph-properties fo:line-height="150%" fo:text-align="start" style:justify-single-word="false"/>
      <style:text-properties officeooo:paragraph-rsid="000e5ed3"/>
    </style:style>
    <style:style style:name="P67" style:family="paragraph" style:parent-style-name="Standard" style:list-style-name="L9">
      <style:paragraph-properties fo:line-height="150%" fo:text-align="start" style:justify-single-word="false"/>
      <style:text-properties officeooo:paragraph-rsid="000e5ed3"/>
    </style:style>
    <style:style style:name="P68" style:family="paragraph" style:parent-style-name="Standard">
      <style:paragraph-properties fo:line-height="150%" fo:text-align="start" style:justify-single-word="false"/>
      <style:text-properties officeooo:paragraph-rsid="000f9a39"/>
    </style:style>
    <style:style style:name="P69" style:family="paragraph" style:parent-style-name="Standard">
      <style:paragraph-properties fo:line-height="150%"/>
      <style:text-properties fo:font-weight="bold" style:font-weight-asian="bold" style:font-weight-complex="bold"/>
    </style:style>
    <style:style style:name="P70" style:family="paragraph" style:parent-style-name="Standard">
      <style:paragraph-properties fo:line-height="150%" fo:text-align="start" style:justify-single-word="false"/>
      <style:text-properties fo:font-weight="bold" officeooo:paragraph-rsid="000bf656" style:font-weight-asian="bold" style:font-weight-complex="bold"/>
    </style:style>
    <style:style style:name="P71" style:family="paragraph" style:parent-style-name="Standard" style:list-style-name="L7">
      <style:paragraph-properties fo:line-height="150%" fo:text-align="start" style:justify-single-word="false"/>
      <style:text-properties fo:font-weight="bold" officeooo:paragraph-rsid="000c782d" style:font-weight-asian="bold" style:font-weight-complex="bold"/>
    </style:style>
    <style:style style:name="P72" style:family="paragraph" style:parent-style-name="Standard">
      <style:paragraph-properties fo:line-height="150%" fo:text-align="start" style:justify-single-word="false"/>
      <style:text-properties fo:font-weight="bold" officeooo:paragraph-rsid="000d2d3a" style:font-weight-asian="bold" style:font-weight-complex="bold"/>
    </style:style>
    <style:style style:name="P73" style:family="paragraph" style:parent-style-name="Standard">
      <style:paragraph-properties fo:line-height="150%" fo:text-align="center" style:justify-single-word="false"/>
      <style:text-properties fo:font-weight="bold" officeooo:paragraph-rsid="000bf656" style:font-weight-asian="bold" style:font-weight-complex="bold"/>
    </style:style>
    <style:style style:name="P74" style:family="paragraph" style:parent-style-name="Standard">
      <style:paragraph-properties fo:line-height="150%"/>
      <style:text-properties fo:font-weight="bold" officeooo:paragraph-rsid="00041673" fo:background-color="#ffd7d7" style:font-weight-asian="bold" style:font-weight-complex="bold"/>
    </style:style>
    <style:style style:name="P75" style:family="paragraph" style:parent-style-name="Standard">
      <style:paragraph-properties fo:line-height="150%" fo:text-align="start" style:justify-single-word="false"/>
      <style:text-properties fo:font-weight="bold" officeooo:paragraph-rsid="000bf656" fo:background-color="#e0c2cd" style:font-weight-asian="bold" style:font-weight-complex="bold"/>
    </style:style>
    <style:style style:name="P76" style:family="paragraph" style:parent-style-name="Standard" style:list-style-name="L8">
      <style:paragraph-properties fo:line-height="150%" fo:text-align="start" style:justify-single-word="false"/>
      <style:text-properties fo:font-weight="bold" officeooo:paragraph-rsid="000e5ed3" fo:background-color="#ffffa6" style:font-weight-asian="bold" style:font-weight-complex="bold"/>
    </style:style>
    <style:style style:name="P77" style:family="paragraph" style:parent-style-name="Standard" style:list-style-name="L8">
      <style:paragraph-properties fo:line-height="150%" fo:text-align="start" style:justify-single-word="false"/>
      <style:text-properties officeooo:paragraph-rsid="000e5ed3" fo:background-color="transparent"/>
    </style:style>
    <style:style style:name="P78" style:family="paragraph" style:parent-style-name="Standard" style:list-style-name="L8">
      <style:paragraph-properties fo:line-height="150%" fo:text-align="start" style:justify-single-word="false"/>
      <style:text-properties fo:font-weight="normal" officeooo:paragraph-rsid="000e5ed3" fo:background-color="transparent" style:font-weight-asian="normal" style:font-weight-complex="normal"/>
    </style:style>
    <style:style style:name="P79" style:family="paragraph" style:parent-style-name="Standard">
      <style:paragraph-properties fo:line-height="150%" fo:text-align="start" style:justify-single-word="false"/>
      <style:text-properties fo:font-weight="normal" officeooo:paragraph-rsid="000e5ed3" fo:background-color="transparent" style:font-weight-asian="normal" style:font-weight-complex="normal"/>
    </style:style>
    <style:style style:name="P80" style:family="paragraph" style:parent-style-name="Standard">
      <style:paragraph-properties fo:line-height="150%" fo:text-align="start" style:justify-single-word="false"/>
      <style:text-properties fo:font-weight="normal" officeooo:paragraph-rsid="000f9a39" fo:background-color="transparent" style:font-weight-asian="normal" style:font-weight-complex="normal"/>
    </style:style>
    <style:style style:name="P81" style:family="paragraph" style:parent-style-name="Standard">
      <style:paragraph-properties fo:margin-top="0.101cm" fo:margin-bottom="0.101cm" loext:contextual-spacing="false" fo:line-height="150%" fo:text-align="center" style:justify-single-word="false"/>
      <style:text-properties fo:font-size="11pt" fo:font-weight="bold" officeooo:paragraph-rsid="000a5184" fo:background-color="transparent" style:font-size-asian="11pt" style:font-weight-asian="bold" style:font-size-complex="11pt" style:font-weight-complex="bold"/>
    </style:style>
    <style:style style:name="P82" style:family="paragraph" style:parent-style-name="Standard">
      <style:paragraph-properties fo:margin-top="0.402cm" fo:margin-bottom="0.402cm" loext:contextual-spacing="false" fo:line-height="150%" fo:text-align="center" style:justify-single-word="false"/>
      <style:text-properties fo:font-size="10.5pt" fo:font-weight="bold" fo:background-color="transparent" style:font-size-asian="10.5pt" style:font-weight-asian="bold" style:font-size-complex="10.5pt" style:font-weight-complex="bold"/>
    </style:style>
    <style:style style:name="T1" style:family="text">
      <style:text-properties officeooo:rsid="00028540"/>
    </style:style>
    <style:style style:name="T2" style:family="text">
      <style:text-properties fo:font-size="10.5pt" fo:font-weight="bold" fo:background-color="transparent" loext:char-shading-value="0" style:font-size-asian="10.5pt" style:font-weight-asian="bold" style:font-size-complex="10.5pt" style:font-weight-complex="bold"/>
    </style:style>
    <style:style style:name="T3" style:family="text">
      <style:text-properties fo:font-size="10.5pt" fo:font-weight="bold" officeooo:rsid="000e5ed3" fo:background-color="transparent" loext:char-shading-value="0" style:font-size-asian="10.5pt" style:font-weight-asian="bold" style:font-size-complex="10.5pt" style:font-weight-complex="bold"/>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5pt" fo:font-weight="bold" officeooo:rsid="000e5ed3" style:font-size-asian="10.5pt" style:font-weight-asian="bold" style:font-size-complex="10.5pt" style:font-weight-complex="bold"/>
    </style:style>
    <style:style style:name="T6" style:family="text">
      <style:text-properties fo:font-size="10.5pt" fo:font-weight="bold" style:font-size-asian="10.5pt" style:font-weight-asian="bold" style:font-size-complex="10.5pt" style:font-weight-complex="bold" fo:background-color="#ffffff"/>
    </style:style>
    <style:style style:name="T7" style:family="text">
      <style:text-properties fo:font-size="10.5pt" fo:font-weight="bold" fo:background-color="#ffffa6" loext:char-shading-value="0" style:font-size-asian="10.5pt" style:font-weight-asian="bold" style:font-size-complex="10.5pt" style:font-weight-complex="bold"/>
    </style:style>
    <style:style style:name="T8" style:family="text">
      <style:text-properties fo:font-size="10.5pt" fo:font-weight="bold" fo:background-color="#ffffa6" loext:char-shading-value="0" style:font-size-asian="10.5pt" style:font-weight-asian="bold" style:font-size-complex="10.5pt" style:font-weight-complex="bold"/>
    </style:style>
    <style:style style:name="T9" style:family="text">
      <style:text-properties fo:font-size="10.5pt" style:font-size-asian="10.5pt" style:font-size-complex="10.5pt"/>
    </style:style>
    <style:style style:name="T10" style:family="text">
      <style:text-properties fo:font-size="10.5pt" officeooo:rsid="000e5ed3" style:font-size-asian="10.5pt" style:font-size-complex="10.5pt"/>
    </style:style>
    <style:style style:name="T11" style:family="text">
      <style:text-properties fo:font-size="10.5pt" fo:font-weight="normal" style:font-size-asian="10.5pt" style:font-weight-asian="normal" style:font-size-complex="10.5pt" style:font-weight-complex="normal"/>
    </style:style>
    <style:style style:name="T12" style:family="text">
      <style:text-properties fo:font-size="10.5pt" fo:font-weight="normal" style:font-size-asian="10.5pt" style:font-weight-asian="normal" style:font-size-complex="10.5pt" style:font-weight-complex="normal" fo:background-color="#ffffff"/>
    </style:style>
    <style:style style:name="T13" style:family="text">
      <style:text-properties fo:font-size="10.5pt" fo:font-weight="normal" fo:background-color="transparent" loext:char-shading-value="0" style:font-size-asian="10.5pt" style:font-weight-asian="normal" style:font-size-complex="10.5pt" style:font-weight-complex="normal"/>
    </style:style>
    <style:style style:name="T14" style:family="text">
      <style:text-properties fo:font-size="10.5pt" fo:font-weight="normal" fo:background-color="transparent" loext:char-shading-value="0" style:font-size-asian="10.5pt" style:font-weight-asian="normal" style:font-size-complex="10.5pt" style:font-weight-complex="normal"/>
    </style:style>
    <style:style style:name="T15" style:family="text">
      <style:text-properties fo:font-size="10.5pt" fo:font-weight="normal" officeooo:rsid="00056a37" fo:background-color="transparent" loext:char-shading-value="0" style:font-size-asian="10.5pt" style:font-weight-asian="normal" style:font-size-complex="10.5pt" style:font-weight-complex="normal"/>
    </style:style>
    <style:style style:name="T16" style:family="text">
      <style:text-properties fo:font-size="10.5pt" fo:font-weight="normal" officeooo:rsid="000c782d" fo:background-color="transparent" loext:char-shading-value="0" style:font-size-asian="10.5pt" style:font-weight-asian="normal" style:font-size-complex="10.5pt" style:font-weight-complex="normal"/>
    </style:style>
    <style:style style:name="T17" style:family="text">
      <style:text-properties fo:font-size="10.5pt" fo:font-weight="normal" officeooo:rsid="000d2d3a" fo:background-color="transparent" loext:char-shading-value="0" style:font-size-asian="10.5pt" style:font-weight-asian="normal" style:font-size-complex="10.5pt" style:font-weight-complex="normal"/>
    </style:style>
    <style:style style:name="T18" style:family="text">
      <style:text-properties fo:font-size="10.5pt" fo:font-weight="normal" officeooo:rsid="000e5ed3" fo:background-color="transparent" loext:char-shading-value="0" style:font-size-asian="10.5pt" style:font-weight-asian="normal" style:font-size-complex="10.5pt" style:font-weight-complex="normal"/>
    </style:style>
    <style:style style:name="T19" style:family="text">
      <style:text-properties fo:font-size="10.5pt" fo:font-weight="normal" fo:background-color="#ffffa6" loext:char-shading-value="0" style:font-size-asian="10.5pt" style:font-weight-asian="normal" style:font-size-complex="10.5pt" style:font-weight-complex="normal"/>
    </style:style>
    <style:style style:name="T20" style:family="text">
      <style:text-properties fo:font-size="10.5pt" fo:background-color="transparent" loext:char-shading-value="0" style:font-size-asian="10.5pt" style:font-size-complex="10.5pt"/>
    </style:style>
    <style:style style:name="T21" style:family="text">
      <style:text-properties fo:font-weight="normal"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weight="normal" officeooo:rsid="000bf656" fo:background-color="transparent" loext:char-shading-value="0" style:font-weight-asian="normal" style:font-weight-complex="normal"/>
    </style:style>
    <style:style style:name="T25" style:family="text">
      <style:text-properties fo:font-weight="normal" officeooo:rsid="000a5184" fo:background-color="transparent" loext:char-shading-value="0"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fo:background-color="#ffffff"/>
    </style:style>
    <style:style style:name="T28" style:family="text">
      <style:text-properties fo:font-weight="bold" fo:background-color="transparent" loext:char-shading-value="0" style:font-weight-asian="bold" style:font-weight-complex="bold"/>
    </style:style>
    <style:style style:name="T29" style:family="text">
      <style:text-properties fo:font-weight="bold" officeooo:rsid="000a5184" fo:background-color="transparent" loext:char-shading-value="0" style:font-weight-asian="bold" style:font-weight-complex="bold"/>
    </style:style>
    <style:style style:name="T30" style:family="text">
      <style:text-properties fo:font-weight="bold" fo:background-color="#ffffa6" loext:char-shading-value="0" style:font-weight-asian="bold" style:font-weight-complex="bold"/>
    </style:style>
    <style:style style:name="T31" style:family="text">
      <style:text-properties fo:font-weight="bold" fo:background-color="#ffffa6" loext:char-shading-value="0" style:font-weight-asian="bold" style:font-weight-complex="bold"/>
    </style:style>
    <style:style style:name="T32" style:family="text">
      <style:text-properties fo:font-size="11pt" fo:font-weight="normal" fo:background-color="transparent" loext:char-shading-value="0" style:font-size-asian="9.60000038146973pt" style:font-weight-asian="normal" style:font-size-complex="11pt" style:font-weight-complex="normal"/>
    </style:style>
    <style:style style:name="T33" style:family="text">
      <style:text-properties fo:font-size="11pt" fo:font-weight="normal" fo:background-color="transparent" loext:char-shading-value="0" style:font-size-asian="11pt" style:font-weight-asian="normal" style:font-size-complex="11pt" style:font-weight-complex="normal"/>
    </style:style>
    <style:style style:name="T34" style:family="text">
      <style:text-properties fo:font-size="11pt" fo:font-weight="normal" fo:background-color="transparent" loext:char-shading-value="0" style:font-size-asian="11pt" style:font-weight-asian="normal" style:font-size-complex="11pt" style:font-weight-complex="normal"/>
    </style:style>
    <style:style style:name="T35" style:family="text">
      <style:text-properties fo:font-size="11pt" fo:font-weight="bold" fo:background-color="transparent" loext:char-shading-value="0" style:font-size-asian="11pt" style:font-weight-asian="bold" style:font-size-complex="11pt" style:font-weight-complex="bold"/>
    </style:style>
    <style:style style:name="T36" style:family="text">
      <style:text-properties fo:font-size="11pt" style:font-size-asian="11pt" style:font-size-complex="11pt"/>
    </style:style>
    <style:style style:name="T37" style:family="text">
      <style:text-properties fo:background-color="#ffff6d" loext:char-shading-value="0"/>
    </style:style>
    <style:style style:name="T38" style:family="text">
      <style:text-properties officeooo:rsid="00066f01"/>
    </style:style>
    <style:style style:name="T39" style:family="text">
      <style:text-properties officeooo:rsid="000e5ed3"/>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a6" style:background-transparency="0%" draw:fill="solid" draw:fill-color="#ffffa6" draw:opacity="100%"/>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ffff6d" style:background-transparency="0%" draw:fill="solid" draw:fill-color="#ffff6d" dra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Zarządzanie testami:</text:p>
      <text:p text:style-name="P1"/>
      <text:p text:style-name="P23">5.1. Organizacja testów:</text:p>
      <text:p text:style-name="P1"/>
      <text:p text:style-name="P3">5.1.1. Niezależne testowanie :</text:p>
      <text:p text:style-name="P2"/>
      <text:p text:style-name="P11">Zadania związane z testowaniem mogą wykonywać zarówno osoby pełniące konkretne role w procesie testowym, jak i osoby pełniące inne role (np. Klienci).</text:p>
      <text:list xml:id="list3741017690" text:style-name="L1">
        <text:list-item>
          <text:p text:style-name="P12"><text:span text:style-name="T1">z</text:span> jednej strony pewien stopień niezależności często zwiększa skuteczność wykrywania defektów, ponieważ działania autora i testera mogą być obarczone różnymi błędami poznawczymi </text:p>
        </text:list-item>
        <text:list-item>
          <text:p text:style-name="P12"><text:span text:style-name="T1">z</text:span> drugiej strony niezależność nie zastępuje znajomości produktu, a deweloperzy znający doskonale produkt mogą efektywnie wykrywać wiele defektów w tworzonym przez siebie kodzie. </text:p>
          <text:p text:style-name="P12"/>
        </text:list-item>
      </text:list>
      <text:p text:style-name="P26"><draw:frame draw:style-name="fr1" draw:name="Ramka1" text:anchor-type="paragraph" svg:x="-0.321cm" svg:y="0.312cm" svg:width="18.627cm" draw:z-index="0"><draw:text-box fo:min-height="3.545cm"><text:p text:style-name="P82">W większości typów projektów zazwyczaj najlepiej sprawdza się uwzględnienie wielu poziomów testowania i powierzenie wykonywania części testów niezależnym testerom. W testowaniu (zwłaszcza na niższych poziomach testów, np. testowaniu modułowym) powinni również uczestniczyć programiści, ponieważ w ten sposób mogą kontrolować jakość swojej pracy. </text:p></draw:text-box></draw:frame></text:p>
      <text:p text:style-name="P37">Wśród potencjalnych korzyści wynikających z niezależności testowania należy wymienić: </text:p>
      <text:p text:style-name="P55"><text:span text:style-name="T2">- </text:span><text:span text:style-name="T9">prawdopodobieństwo wykrycia przez niezależnych testerów innego rodzaju awarii niż te wykryte przez deweloperów ze względu na różne doświadczenia, techniczne punkty widzenia i błędy poznawcze;</text:span></text:p>
      <text:p text:style-name="P55"><text:span text:style-name="T9">- możliwość zweryfikowania, zakwestionowania lub obalenia przez niezależnych testerów założeń przyjętych przez interesariuszy na etapie specyfikowania i implementowania systemu;</text:span></text:p>
      <text:p text:style-name="P55"><text:span text:style-name="T9">- niezależni testerzy po stronie dostawcy mogą w rzetelny i obiektywny sposób informować o testowanym systemie bez (politycznego) nacisku ze strony firmy, która ich zatrudniła.</text:span></text:p>
      <text:p text:style-name="P55"><text:span text:style-name="T9"/></text:p>
      <text:p text:style-name="P69"><text:span text:style-name="T9">Potencjalne wady niezależności testowania to między innymi: </text:span></text:p>
      <text:p text:style-name="P55"><text:span text:style-name="T4">- </text:span><text:span text:style-name="T9">izolacja testerów od zespołu deweloperów może prowadzić do braku komunikacji, opóźnień w dostarczaniu informacji zwrotnych zespołowi wytwórczemu i złych relacji z zespołem wytwórczym;</text:span></text:p>
      <text:p text:style-name="P55"><text:span text:style-name="T4">- </text:span><text:span text:style-name="T11">niebezpieczeństwo utraty przez programistów poczucia odpowiedzialności za jakość;</text:span></text:p>
      <text:p text:style-name="P55"><text:span text:style-name="T4">- </text:span><text:span text:style-name="T11">niebezpieczeństwo potraktowania niezależnych testerów jako wąskiego gardła;</text:span></text:p>
      <text:p text:style-name="P55"><text:span text:style-name="T11">- ryzyko, że niezależni testerzy nie będą dysponowali ważnymi informacjami (np. na temat przedmiotu testów).</text:span></text:p>
      <text:p text:style-name="P55"><text:span text:style-name="T4"/></text:p>
      <text:p text:style-name="P55"><text:span text:style-name="T4">Wiele organizacji jest w stanie osiągnąć korzyści z niezależnego testowania jednocześnie unikając wpisanych w nie wad.</text:span></text:p>
      <text:p text:style-name="P22"><text:soft-page-break/><text:span text:style-name="T26">5.1.2. Zadania kierownika testów i testera:</text:span></text:p>
      <text:p text:style-name="P27">Czynności i zadania wykonywane przez osoby pełniące obie role zależą od:</text:p>
      <text:p text:style-name="P27">- <text:span text:style-name="T26">kontekstu projektu i produktu</text:span></text:p>
      <text:p text:style-name="P27"><text:span text:style-name="T26">- umiejętności konkretnych osób</text:span></text:p>
      <text:p text:style-name="P27"><text:span text:style-name="T26">- specyfiki organizacji</text:span></text:p>
      <text:p text:style-name="P27"><text:span text:style-name="T26"/></text:p>
      <text:p text:style-name="P34">Kierownik testów ponosi ogólną odpowiedzialność za proces testowy i sprawne kierowanie czynnościami związanymi z testowaniem. <text:span text:style-name="T26">Rolę tę może pełnić zarówno osoba zajmująca się zawodowo kierowaniem testami, jak i kierownik projektu, kierownik zespołu deweloperskiego lub kierownik ds. zapewnienia jakości.</text:span> Ponadto w przypadku większych projektów lub organizacji kierownik lub koordynator testów może mieć pod sobą kilka zespołów testowych, którymi kierują liderzy testów lub testerzy prowadzący. </text:p>
      <text:p text:style-name="P34"><text:span text:style-name="T26"/></text:p>
      <text:p text:style-name="P36"><text:span text:style-name="T26">W zakres obowiązków kierownika testów wchodzą zwykle następujące zadania:</text:span></text:p>
      <text:p text:style-name="P56"><text:span text:style-name="T2">- </text:span><text:span text:style-name="T11">opracowywanie lub dokonywanie przeglądu strategii testów i polityki testów danej organizacji;</text:span></text:p>
      <text:p text:style-name="P56"><text:span text:style-name="T2">- </text:span><text:span text:style-name="T14">planowanie testów, w tym uwzględnienie kontekstu oraz zapoznanie się z celami testów i czynnikami ryzyka w zakresie testowania;</text:span></text:p>
      <text:p text:style-name="P56"><text:span text:style-name="T14">- sporządzanie i aktualizowanie planu testów;</text:span></text:p>
      <text:p text:style-name="P56"><text:span text:style-name="T14">- koordynowanie realizacji strategii testów i planu testów wraz z kierownikami projektu i innymi interesariuszami;</text:span></text:p>
      <text:p text:style-name="P56"><text:span text:style-name="T14">- inicjowanie procesów analizy, projektowania, implementacji i wykonywania testów, monitorowanie rezultatów testów oraz sprawdzanie statusu kryteriów wyjścia (definicji ukończenia) oraz nadzór nad czynnościami związanymi z zakończeniem testów;</text:span></text:p>
      <text:p text:style-name="P56"><text:span text:style-name="T14">- </text:span><text:span text:style-name="T2">przygotowanie i dostarczenie raportu z postępu testów i raportu sumarycznego z testów na podstawie zgromadzonych informacji;</text:span></text:p>
      <text:p text:style-name="P56"><text:span text:style-name="T14">- dostosowywanie planu testów do rezultatów i postępu testów oraz podejmowanie niezbędnych działań w zakresie nadzoru nad testami;</text:span></text:p>
      <text:p text:style-name="P56"><text:span text:style-name="T14">- wprowadzanie odpowiednich miar służących do mierzenia postępu testów oraz oceniania jakości testowania i produktu;</text:span></text:p>
      <text:p text:style-name="P56"><text:span text:style-name="T14">- udzielanie pomocy przy wyborze i implementacji narzędzi służących do realizacji procesu testowego, w tym przy określaniu budżetu przeznaczonego na wybór narzędzi (i potencjalnie na ich zakup lub pomoc techniczną) oraz wyznaczanie czasu na realizację projektów pilotażowych, a także udzielanie dalszej pomocy w zakresie korzystania z narzędzi;</text:span></text:p>
      <text:p text:style-name="P56"><text:span text:style-name="T14">- podejmowanie decyzji o implementacji środowisk testowych;</text:span></text:p>
      <text:p text:style-name="P56"><text:span text:style-name="T14">- promowanie testerów i zespołu testowego oraz reprezentowanie ich punktu widzenia w organizacji;</text:span></text:p>
      <text:p text:style-name="P56"><text:span text:style-name="T14">- stwarzanie możliwości rozwijania umiejętności i kariery testerów (np. poprzez plan szkoleń, ewaluacje osiągnięć, coaching).</text:span></text:p>
      <text:p text:style-name="P56"><text:span text:style-name="T14"/></text:p>
      <text:p text:style-name="P56"><text:span text:style-name="T14"/></text:p>
      <text:p text:style-name="P74"><text:soft-page-break/><text:span text:style-name="T9">Typowe zadania testera to między innymi: </text:span></text:p>
      <text:p text:style-name="P56"><text:span text:style-name="T14">- </text:span><text:span text:style-name="T13">dokonywanie przeglądu planów testów i uczestniczenie w ich opracowywaniu;</text:span></text:p>
      <text:p text:style-name="P56"><text:span text:style-name="T14">- analizowanie, dokonywanie przeglądu i ocenianie wymagań, historyjek użytkownika i kryteriów akceptacji, specyfikacji oraz modeli (tj. podstawy testów) pod kątem ich testowalności;</text:span></text:p>
      <text:p text:style-name="P56"><text:span text:style-name="T14">- identyfikowanie i dokumentowanie warunków testowych oraz rejestrowanie powiązań między przypadkami testowymi, warunkami testowymi a podstawą testów;</text:span></text:p>
      <text:p text:style-name="P56"><text:span text:style-name="T14">- projektowanie, konfigurowanie i weryfikowanie środowisk testowych (często w porozumieniu z administratorami systemu i sieci);</text:span></text:p>
      <text:p text:style-name="P56"><text:span text:style-name="T14">- projektowanie i implementowanie przypadków testowych i skryptów testowych;</text:span></text:p>
      <text:p text:style-name="P56"><text:span text:style-name="T14">- przygotowywanie i pozyskiwanie danych testowych;</text:span></text:p>
      <text:p text:style-name="P56"><text:span text:style-name="T14">- tworzenie szczegółowego harmonogramu wykonywania testów;</text:span></text:p>
      <text:p text:style-name="P56"><text:span text:style-name="T14">- wykonywanie testów, ocenianie rezultatów i dokumentowanie odchyleń od oczekiwanych rezultatów;</text:span></text:p>
      <text:p text:style-name="P56"><text:span text:style-name="T14">- korzystanie z odpowiednich narzędzi usprawniających proces testowy;</text:span></text:p>
      <text:p text:style-name="P56"><text:span text:style-name="T14">- </text:span><text:span text:style-name="T32">automatyzowanie</text:span><text:span text:style-name="T14"> testowania w zależności od potrzeb (zadanie to może być wykonywane z pomocą programisty lub eksperta ds. automatyzacji testowania);</text:span></text:p>
      <text:p text:style-name="P56"><text:span text:style-name="T14">- ewaluacja charakterystyk niefunkcjonalnych, takich jak: wydajność, niezawodność, użyteczność, zabezpieczenia, zgodność, przenaszalność;</text:span></text:p>
      <text:p text:style-name="P56"><text:span text:style-name="T14">- dokonywanie przeglądu testów opracowanych przez inne osoby</text:span></text:p>
      <text:p text:style-name="P56"><text:span text:style-name="T14"/></text:p>
      <text:p text:style-name="P57"><text:span text:style-name="T14">Osoby zajmujące się analizą testów, projektowaniem testów, tworzeniem określonych typów testów czy automatyzacją testowania mogą być specjalistami w tych dziedzinach. Ponadto, w zależności od czynników ryzyka związanych z produktem i projektem oraz od wybranego modelu cyklu życia oprogramowania, </text:span><text:span text:style-name="T2">na różnych poziomach testowania rolę testerów mogą przyjmować różne osoby</text:span><text:span text:style-name="T14">. </text:span></text:p>
      <text:list xml:id="list2192359724" text:style-name="L2">
        <text:list-item>
          <text:p text:style-name="P58"><text:span text:style-name="T15">n</text:span><text:span text:style-name="T14">a poziomie testowania modułowego i integracji modułów testerami są często programiści</text:span></text:p>
        </text:list-item>
        <text:list-item>
          <text:p text:style-name="P58"><text:span text:style-name="T14">na poziomie testowania systemowego i integracji systemów — członkowie niezależnego zespołu testowego, </text:span></text:p>
        </text:list-item>
        <text:list-item>
          <text:p text:style-name="P58"><text:span text:style-name="T14">na poziomie testowania akceptacyjnego — analitycy biznesowi, eksperci merytoryczni i użytkownicy</text:span></text:p>
        </text:list-item>
        <text:list-item>
          <text:p text:style-name="P58"><text:span text:style-name="T14">na poziomie produkcyjnych testów akceptacyjnych — operatorzy i/lub administratorzy systemu. </text:span></text:p>
        </text:list-item>
      </text:list>
      <text:p text:style-name="P57"><text:span text:style-name="T14"/></text:p>
      <text:p text:style-name="P57"><text:span text:style-name="T14"/></text:p>
      <text:p text:style-name="P57"><text:span text:style-name="T14"/></text:p>
      <text:p text:style-name="P57"><text:span text:style-name="T14"/></text:p>
      <text:p text:style-name="P57"><text:span text:style-name="T14"/></text:p>
      <text:p text:style-name="P57"><text:span text:style-name="T14"/></text:p>
      <text:p text:style-name="P57"><text:span text:style-name="T14"/></text:p>
      <text:p text:style-name="P57"><text:span text:style-name="T14"/></text:p>
      <text:p text:style-name="P57"><text:span text:style-name="T14"/></text:p>
      <text:p text:style-name="P57"><text:span text:style-name="T14"/></text:p>
      <text:p text:style-name="P24"><text:soft-page-break/>5.2. Planowanie i szacowanie testów:</text:p>
      <text:p text:style-name="P24"/>
      <text:p text:style-name="P4">5.2.1. Cel i treść planu testów :</text:p>
      <text:p text:style-name="P18">Plan testów przedstawia w sposób skrótowy <text:span text:style-name="T26">czynności testowe wykonywane w ramach projektów wytwarzania i pielęgnacji oprogramowania</text:span>. </text:p>
      <text:p text:style-name="P13"><text:span text:style-name="T38">Na proces planowania wpływają: polityka i strategia testów obowiązujące w danej organizacji, stosowane cykle życia i metody wytwarzania oprogramowania </text:span></text:p>
      <text:p text:style-name="P13"/>
      <text:p text:style-name="P49"><text:span text:style-name="T23">Planowanie testów </text:span><text:span text:style-name="T28">to czynność o charakterze ciągłym</text:span><text:span text:style-name="T23">, która jest wykonywana przez cały cykl życia oprogramowania (przy czym cykl ten może wykraczać poza zakres projektu i obejmować również fazę pielęgnacji). </text:span><text:span text:style-name="T26">Ważnym jej elementem jest wykorzystanie informacji zwrotnych z czynności testowych do rozpoznawania zmieniających się czynników ryzyka i odpowiedniego korygowania planów. </text:span></text:p>
      <text:p text:style-name="P49"><text:span text:style-name="T26"/></text:p>
      <text:p text:style-name="P45">Rezultaty procesu planowania mogą zostać udokumentowane:</text:p>
      <text:list xml:id="list1611137926" text:style-name="L3">
        <text:list-item>
          <text:p text:style-name="P59"><text:span text:style-name="T11">w głównym planie testów </text:span></text:p>
        </text:list-item>
        <text:list-item>
          <text:p text:style-name="P59"><text:span text:style-name="T11">oddzielnych planach dotyczących poszczególnych poziomów testów (</text:span><text:span text:style-name="T4">takich jak testowanie systemowe i akceptacyjne) </text:span></text:p>
        </text:list-item>
        <text:list-item>
          <text:p text:style-name="P59"><text:span text:style-name="T11">ddzielnych planach dotyczących poszczególnych typów testów (</text:span><text:span text:style-name="T4">takich jak testowanie użyteczności czy testowanie wydajnościowe)</text:span></text:p>
          <text:p text:style-name="P25"/>
        </text:list-item>
      </text:list>
      <text:p text:style-name="P47"><text:span text:style-name="T37">Planowanie testów może obejmować następujące działania (przy czym niektóre z nich mogą zostać udokumentowane w planie testów):</text:span> </text:p>
      <text:list xml:id="list2689423176" text:style-name="L4">
        <text:list-item>
          <text:p text:style-name="P41">określanie zakresu i celów testowania oraz związanego z nim ryzyka;</text:p>
        </text:list-item>
        <text:list-item>
          <text:p text:style-name="P51">określanie ogólnego podejścia do testowania;</text:p>
        </text:list-item>
        <text:list-item>
          <text:p text:style-name="P51">integrowanie i koordynowanie czynności testowych w ramach czynności związanych z cyklem życia oprogramowania;</text:p>
        </text:list-item>
        <text:list-item>
          <text:p text:style-name="P51"><text:span text:style-name="T26">podejmowanie decyzji dotyczących tego, co należy przetestować, jakie kadrowe i inne zasoby będą niezbędne do wykonania poszczególnych czynności testowych oraz w jaki sposób należy wykonać te czynności;</text:span></text:p>
        </text:list-item>
        <text:list-item>
          <text:p text:style-name="P41">planowanie czynności związanych z analizą, projektowaniem, implementacją, wykonywaniem i oceną testów poprzez określenie konkretnych terminów (np. w ramach sekwencyjnego wytwarzania oprogramowania) lub umieszczanie tych czynności w kontekście poszczególnych iteracji (np. w przypadku iteracyjnego wytwarzania oprogramowania);</text:p>
        </text:list-item>
        <text:list-item>
          <text:p text:style-name="P51">dokonywanie wyboru miar służących do monitorowania i nadzorowania testów;</text:p>
        </text:list-item>
        <text:list-item>
          <text:p text:style-name="P50">ustalanie poziomu szczegółowości i struktury dokumentacji testów (np. poprzez udostępnianie szablonów lub przykładowych dokumentów) </text:p>
        </text:list-item>
      </text:list>
      <text:p text:style-name="P5"><text:soft-page-break/>5.2.2. Strategie testów i podejście do testowania:</text:p>
      <text:p text:style-name="P43"/>
      <text:p text:style-name="P28">Strategia testów jest dokumentem wysokopoziomowym i zapewnia ogólny opis realizowanego procesu testowego, zazwyczaj na poziomie produktu bądź organizacji. </text:p>
      <text:p text:style-name="P14"/>
      <text:p text:style-name="P19"><text:span text:style-name="T26">Do typowych strategii testów zalicza się:</text:span> </text:p>
      <text:list xml:id="list2808162777" text:style-name="L5">
        <text:list-item>
          <text:p text:style-name="P54"><text:span text:style-name="T28">Strategia analityczna - </text:span><text:span text:style-name="T23">opiera się na analizie </text:span><text:span text:style-name="T28">określonego czynnika (np. wymagań lub ryzyka).</text:span><text:span text:style-name="T23"> Przykładem podejścia analitycznego jest testowanie oparte na ryzyku, w którym punktem wyjścia do projektowania testów i ustalania ich priorytetów jest poziom ryzyka. </text:span></text:p>
        </text:list-item>
        <text:list-item>
          <text:p text:style-name="P54"><text:span text:style-name="T28">Strategia oparta na modelu - </text:span><text:span text:style-name="T23">testy projektuje się na podstawie modelu konkretnego wymaganego aspektu produktu, np.: funkcji, procesu biznesowego, struktury wewnętrznej bądź charakterystyki niefunkcjonalnej (takiej jak niezawodność). Przykłady takich modeli to: modele procesów biznesowych, modele stanów czy modele wzrostu niezawodności. </text:span></text:p>
        </text:list-item>
        <text:list-item>
          <text:p text:style-name="P54"><text:span text:style-name="T28">Strategia metodyczna - </text:span><text:span text:style-name="T23">systematyczne stosowanie z góry określonego zbioru testów lub warunków testowych, takich jak listy kontrolne zawierające typowe lub prawdopodobne typy awarii, listy ważnych charakterystyk jakościowych czy obowiązujące w firmie standardy wyglądu i działania (ang. look-and-feel) aplikacji mobilnych i stron internetowych. </text:span></text:p>
        </text:list-item>
        <text:list-item>
          <text:p text:style-name="P54"><text:span text:style-name="T28">Strategia zgodna z procesem (lub standardem) - </text:span><text:span text:style-name="T23">polega na analizie, projektowaniu i implementacji przypadków testowych na podstawie zewnętrznych reguł i standardów (wynikających na przykład z norm branżowych), dokumentacji procesów bądź rygorystycznego identyfikowania i wykorzystania podstawy testów, a także na podstawie wszelkich procesów lub standardów narzuconych organizacji lub przez organizację.</text:span></text:p>
        </text:list-item>
        <text:list-item>
          <text:p text:style-name="P54"><text:span text:style-name="T28">Strategia kierowana (lub konsultatywna) - </text:span><text:span text:style-name="T25">p</text:span><text:span text:style-name="T23">odstawą tej strategii są przede wszystkim porady, wskazówki i instrukcje interesariuszy, ekspertów merytorycznych lub ekspertów technicznych — również spoza zespołu testowego lub organizacji. </text:span></text:p>
        </text:list-item>
        <text:list-item>
          <text:p text:style-name="P54"><text:span text:style-name="T28">Strategia testowa minimalizująca regresję –</text:span><text:span text:style-name="T23"> </text:span><text:span text:style-name="T25">ta </text:span><text:span text:style-name="T23">strategia – motywowana chęcią uniknięcia regresji już istniejących funkcjonalności – przewiduje ponowne wykorzystanie dotychczasowych testaliów (zwłaszcza przypadków testowych), szeroką automatyzację testów regresji oraz stosowanie standardowych zestawów testowych </text:span></text:p>
        </text:list-item>
        <text:list-item>
          <text:p text:style-name="P54"><text:span text:style-name="T28">Strategia reaktywna – </text:span><text:span text:style-name="T25">w</text:span><text:span text:style-name="T29"> </text:span><text:span text:style-name="T23">przypadku tej strategii testowanie jest ukierunkowane bardziej na reagowanie na zdarzenia niż na realizację ustalonego z góry planu (jak w przypadku wyżej opisanych strategii), a testy są projektowane i mogą być natychmiast wykonywane w oparciu o wiedzę uzyskaną dzięki rezultatom wcześniejszych testów. </text:span></text:p>
        </text:list-item>
      </text:list>
      <text:p text:style-name="P14"/>
      <text:p text:style-name="P14"/>
      <text:p text:style-name="P14"><draw:frame draw:style-name="fr2" draw:name="Ramka2" text:anchor-type="paragraph" svg:x="-0.03cm" svg:y="-0.095cm" svg:width="18.124cm" draw:z-index="1"><draw:text-box fo:min-height="3.016cm"><text:p text:style-name="P81">Właściwa strategia testowa zazwyczaj jest kombinacją powyższych strategii. Przykładem takiej sytuacji jest testowanie oparte na ryzyku (strategia analityczna), które może być połączone z testowaniem eksploracyjnym (strategia reaktywna), ponieważ te strategie uzupełniają się nawzajem i wpływają na efektywność testowania, gdy są stosowane jednocześnie. </text:p></draw:text-box></draw:frame><text:soft-page-break/></text:p>
      <text:p text:style-name="P38">O ile strategia testów oferuje:</text:p>
      <text:p text:style-name="P52">- ogólny opis procesu testowego,</text:p>
      <text:p text:style-name="P42">o tyle podejście do testowania </text:p>
      <text:p text:style-name="P52">- dostosowuje ją do potrzeb konkretnego projektu lub konkretnej wersji oprogramowania/systemu.</text:p>
      <text:p text:style-name="P52"/>
      <text:p text:style-name="P46">Podejście do testowania jest punktem wyjścia do dokonania wyboru:</text:p>
      <text:list xml:id="list964038723" text:style-name="L6">
        <text:list-item>
          <text:p text:style-name="P53"><text:span text:style-name="T23">technik testowania</text:span></text:p>
        </text:list-item>
        <text:list-item>
          <text:p text:style-name="P53"><text:span text:style-name="T23">poziomów testów i typów testów</text:span></text:p>
        </text:list-item>
        <text:list-item>
          <text:p text:style-name="P53"><text:span text:style-name="T23">zdefiniowania kryteriów wejścia i wyjścia (lub definicji gotowości i definicji ukończenia).</text:span></text:p>
          <text:p text:style-name="P61"><text:span text:style-name="T34"/></text:p>
        </text:list-item>
      </text:list>
      <text:p text:style-name="P46">Dostosowując podejście do konkretnej sytuacji, należy podjąć określone decyzje wynikające ze:</text:p>
      <text:p text:style-name="P52"><text:span text:style-name="T23">- złożoności i celów projektu</text:span></text:p>
      <text:p text:style-name="P52"><text:span text:style-name="T23">- typu wytwarzanego produktu</text:span></text:p>
      <text:p text:style-name="P52"><text:span text:style-name="T23">- analizy ryzyka produktowego.</text:span></text:p>
      <text:p text:style-name="P52"><text:span text:style-name="T23"/></text:p>
      <text:p text:style-name="P46">Wybrane podejście zależy od kontekstu i może uwzględniać takie czynniki jak:</text:p>
      <text:p text:style-name="P52"><text:span text:style-name="T23">- ryzyko</text:span></text:p>
      <text:p text:style-name="P52"><text:span text:style-name="T24">- </text:span><text:span text:style-name="T23">bezpieczeństwo</text:span></text:p>
      <text:p text:style-name="P52"><text:span text:style-name="T23">- dostępność zasobów i umiejętności</text:span></text:p>
      <text:p text:style-name="P52"><text:span text:style-name="T23">- technologie</text:span></text:p>
      <text:p text:style-name="P52"><text:span text:style-name="T23">- charakter systemu (np. system wytworzony na zamówienie albo oprogramowanie do powszechnej sprzedaży)</text:span></text:p>
      <text:p text:style-name="P52"><text:span text:style-name="T24">- </text:span><text:span text:style-name="T23">cele testów oraz obowiązujące przepisy.</text:span></text:p>
      <text:p text:style-name="P60"><text:span text:style-name="T34"/></text:p>
      <text:p text:style-name="P75"><text:span text:style-name="T36">5.2.3. Kryteria wejścia i wyjścia (definicja gotowości i definicja ukończenia) </text:span><text:span text:style-name="T33">:</text:span></text:p>
      <text:p text:style-name="P44"><text:span text:style-name="T22">W celu zapewnienia skutecznego nadzoru nad jakością oprogramowania i testowania zaleca się określenie kryteriów wskazujących, kiedy należy rozpocząć daną czynność testową oraz kiedy można ją uznać za zakończoną.</text:span></text:p>
      <text:p text:style-name="P44"><text:span text:style-name="T22"/></text:p>
      <text:list xml:id="list1139292321" text:style-name="L7">
        <text:list-item>
          <text:p text:style-name="P62"><text:span text:style-name="T2">Kryteria wejścia</text:span><text:span text:style-name="T14"> (w przypadku zwinnego wytwarzania oprogramowania zwane zwykle</text:span><text:span text:style-name="T2"> definicją gotowości</text:span><text:span text:style-name="T14">) określają </text:span><text:span text:style-name="T2">warunki wstępne, które muszą zostać spełnione przed rozpoczęciem danej czynności testowej</text:span><text:span text:style-name="T14">. W przypadku niespełnienia kryteriów wejścia wykonanie tej czynności może być trudniejsze oraz bardziej czasochłonne, kosztowne i ryzykowne. </text:span></text:p>
          <text:p text:style-name="P71"><text:soft-page-break/><text:span text:style-name="T20">Typowe kryteria wejścia to między innymi: </text:span></text:p>
          <text:p text:style-name="P62"><text:span text:style-name="T16">- </text:span><text:span text:style-name="T14">dostępność testowalnych wymagań, historyjek użytkownika i/lub modeli (np. w przypadku stosowania strategii testowej opartej na modelu); </text:span></text:p>
          <text:p text:style-name="P62"><text:span text:style-name="T14">- dostępność elementów testowych, które spełniły kryteria wyjścia obowiązujące na wcześniejszych poziomach testów;</text:span></text:p>
          <text:p text:style-name="P62"><text:span text:style-name="T16">-</text:span><text:span text:style-name="T14"> dostępność środowiska testowego; </text:span></text:p>
          <text:p text:style-name="P62"><text:span text:style-name="T16">- </text:span><text:span text:style-name="T14">dostępność niezbędnych narzędzi testowych; </text:span></text:p>
          <text:p text:style-name="P62"><text:span text:style-name="T14">- dostępność danych testowych i innych niezbędnych zasobów </text:span></text:p>
          <text:p text:style-name="P62"><text:span text:style-name="T14"/></text:p>
        </text:list-item>
        <text:list-item>
          <text:p text:style-name="P71"><text:span text:style-name="T20">Typowe kryteria wyjścia to między innymi: </text:span></text:p>
          <text:p text:style-name="P62"><text:span text:style-name="T14">- zakończenie wykonywania zaplanowanych testów;</text:span></text:p>
          <text:p text:style-name="P62"><text:span text:style-name="T14">- osiągnięcie odpowiedniego poziomu pokrycia (tj. pokrycia wymagań, historyjek użytkownika i kryteriów akceptacji oraz kodu); </text:span></text:p>
          <text:p text:style-name="P62"><text:span text:style-name="T14">- nieprzekroczenie uzgodnionego limitu nieusuniętych defektów; </text:span></text:p>
          <text:p text:style-name="P63"><text:span text:style-name="T17">- </text:span><text:span text:style-name="T14">uzyskanie wystarczająco niskiej, szacowanej gęstości defektów, </text:span></text:p>
          <text:p text:style-name="P63"><text:span text:style-name="T17">- uzyskanie wystarczająco wysokich wskaźników niezawodności, wydajności, użyteczności, zabezpieczeń i innych istotnych charakterystyk </text:span></text:p>
        </text:list-item>
      </text:list>
      <text:p text:style-name="P70"><text:span text:style-name="T20"/></text:p>
      <text:p text:style-name="P70"><draw:frame draw:style-name="fr2" draw:name="Ramka3" text:anchor-type="paragraph" svg:x="-0.136cm" svg:y="0.058cm" svg:width="18.098cm" draw:z-index="2"><draw:text-box fo:min-height="3.36cm"><text:p text:style-name="P73"><text:span text:style-name="T20">Nawet w przypadku niespełnienia kryteriów wyjścia, czynności testowe mogą zostać skrócone z powodu wykorzystania całego budżetu, upływu zaplanowanego czasu i/lub presji związanej z wprowadzeniem produktu na rynek. Zakończenie testowania w takich okolicznościach może być dopuszczalne, o ile interesariusze i właściciele biznesowi projektu znają i akceptują ryzyko związane z uruchomieniem systemu bez dalszego testowania </text:span></text:p></draw:text-box></draw:frame><text:span text:style-name="T20"/></text:p>
      <text:p text:style-name="P6">5.2.4. Harmonogram wykonywania testów:</text:p>
      <text:p text:style-name="P29">Po opracowaniu poszczególnych przypadków i procedur testowych (oraz ewentualnym zautomatyzowaniu niektórych z nich) oraz zgrupowaniu tychże w zestawy testowe, można utworzyć na ich podstawie <text:span text:style-name="T26">harmonogram wykonywania testów, który określa kolejność ich uruchamiania</text:span>. </text:p>
      <text:p text:style-name="P29">Harmonogram ten powinien uwzględniać takie czynniki jak: priorytety, zależności, konieczność wykonania testów potwierdzających i regresji oraz najbardziej efektywną kolejność wykonywania testów. </text:p>
      <text:p text:style-name="P29"/>
      <text:p text:style-name="P64"><text:span text:style-name="T14">O ile jest to możliwe, testy powinny być wykonywane w kolejności odpowiadającej poziomom priorytetów (zwykle najpierw wykonuje się testy o najwyższym priorytecie). Praktyka ta może jednak nie mieć zastosowania, jeśli przypadki testowe lub testowane przez nie cechy są uzależnione od innych elementów. </text:span></text:p>
      <text:p text:style-name="P64"><text:span text:style-name="T9">Przykładem może być sytuacja, gdy przypadek testowy o wyższym priorytecie jest uzależniony od przypadku o niższym priorytecie — należy wtedy w pierwszej kolejności wykonać przypadek o niższym priorytecie.</text:span></text:p>
      <text:p text:style-name="P72"><text:soft-page-break/><text:span text:style-name="T9">Ponadto może zajść konieczność priorytetowego wykonania testów potwierdzających i regresji w zależności od tego, jak ważne jest szybkie uzyskanie informacji zwrotnych na temat zmian, przy czym w takim przypadku może być również konieczne uwzględnienie ewentualnych współzależności. </text:span></text:p>
      <text:p text:style-name="P72"><text:span text:style-name="T9"/></text:p>
      <text:p text:style-name="P7">5.2.5. Czynniki wpływające na pracochłonność testowania:</text:p>
      <text:p text:style-name="P29">Jednym z elementów zarządzania testami jest<text:span text:style-name="T26"> szacowanie ich pracochłonności</text:span>, czyli przewidywanie nakładów pracy związanych z testowaniem, które są niezbędne do osiągnięcia celów testowania w przypadku danego projektu bądź danej wersji lub iteracji. </text:p>
      <text:p text:style-name="P39">Do czynników wpływających na pracochłonność testowania należą między innymi: </text:p>
      <text:list xml:id="list1610561418" text:style-name="L8">
        <text:list-item>
          <text:p text:style-name="P76"><text:span text:style-name="T9">charakterystyka produktu:</text:span></text:p>
          <text:p text:style-name="P65"><text:span text:style-name="T14">- czynniki ryzyka związane z produktem; </text:span></text:p>
          <text:p text:style-name="P65"><text:span text:style-name="T14">- jakość specyfikacji (tj. podstawy testów) ;</text:span></text:p>
          <text:p text:style-name="P65"><text:span text:style-name="T18">- </text:span><text:span text:style-name="T14">wielkość produktu; </text:span><text:span text:style-name="T18">złożoność dziedziny produktu </text:span></text:p>
          <text:p text:style-name="P65"><text:span text:style-name="T18">- wymagania dotyczące charakterystyk jakościowych (np. bezpieczeństwa i niezawodności); </text:span></text:p>
          <text:p text:style-name="P65"><text:span text:style-name="T18">- </text:span><text:span text:style-name="T14">wymagany poziom szczegółowości dokumentacji testów; </text:span></text:p>
          <text:p text:style-name="P65"><text:span text:style-name="T18">- wymagania dotyczące zgodności z przepisami prawa. </text:span></text:p>
        </text:list-item>
        <text:list-item>
          <text:p text:style-name="P76"><text:span text:style-name="T9">charakterystyka procesu wytwarzania oprogramowania:</text:span></text:p>
          <text:p text:style-name="P65"><text:span text:style-name="T2">- </text:span><text:span text:style-name="T20">stabilność i dojrzałość organizacji; </text:span></text:p>
          <text:p text:style-name="P65"><text:span text:style-name="T3">- </text:span><text:span text:style-name="T2">podejście do testowania; </text:span><text:span text:style-name="T3">używane narzędzia; </text:span></text:p>
          <text:p text:style-name="P65"><text:span text:style-name="T3">- proces testowy; presja czasu</text:span></text:p>
        </text:list-item>
        <text:list-item>
          <text:p text:style-name="P76"><text:span text:style-name="T9">czynniki ludzkie oraz rezultaty testów:</text:span></text:p>
          <text:p text:style-name="P77"><text:span text:style-name="T5">- </text:span><text:span text:style-name="T9">umiejętności i doświadczenie zaangażowanych osób, zwłaszcza doświadczenie z podobnymi projektami/produktami (np. doświadczenie branżowe); </text:span></text:p>
          <text:p text:style-name="P78"><text:span text:style-name="T10">- umiejętność współpracy zespołu i umiejętności kierownika</text:span></text:p>
        </text:list-item>
        <text:list-item>
          <text:p text:style-name="P76"><text:span text:style-name="T10">rezultaty testów:</text:span></text:p>
          <text:p text:style-name="P77"><text:span text:style-name="T5">- </text:span><text:span text:style-name="T10">liczba i ważność wykrytych defektów; </text:span></text:p>
          <text:p text:style-name="P78"><text:span text:style-name="T10">- liczba wymaganych poprawek. </text:span></text:p>
        </text:list-item>
      </text:list>
      <text:p text:style-name="P79"><text:span text:style-name="T10"/></text:p>
      <text:p text:style-name="P8"><text:span text:style-name="T39">5.2.6. Techniki szacowania testów:</text:span></text:p>
      <text:p text:style-name="P15">Do oszacowania nakładów pracy niezbędnych do prawidłowego wykonania testów w ramach projektu można użyć różnych technik. Dwie najczęściej stosowane techniki to: </text:p>
      <text:list xml:id="list3700360663" text:style-name="L9">
        <text:list-item>
          <text:p text:style-name="P16"><text:span text:style-name="T26">technika oparta na miarach</text:span> - szacowanie pracochłonności testowania na podstawie miar z wcześniejszych podobnych projektów lub na podstawie wartości typowych; </text:p>
        </text:list-item>
        <text:list-item>
          <text:p text:style-name="P67"><text:span text:style-name="T35">technika ekspercka - </text:span><text:span text:style-name="T9">szacowanie pracochłonności testowania na podstawie doświadczenia osób odpowiedzialnych za zadania związane z testowaniem lub przez ekspertów. </text:span></text:p>
        </text:list-item>
      </text:list>
      <text:p text:style-name="P66"><text:span text:style-name="T9"/></text:p>
      <text:p text:style-name="P66"><text:span text:style-name="T9"/></text:p>
      <text:p text:style-name="P8"><text:soft-page-break/>5.3. Monitorowanie testów i nadzór nad testami:</text:p>
      <text:p text:style-name="P30">Celem monitorowania testów jest <text:span text:style-name="T26">gromadzenie i udostępnianie informacji pozwalających uzyskać wgląd w przebieg czynności testowych</text:span>. Informacje objęte monitorowaniem, które mogą być zbierane ręcznie lub automatycznie, powinny być wykorzystywane do oceny postępu testów oraz pomiaru spełnienia kryteriów wyjścia dotyczących poszczególnych poziomów testów lub wykonania zadań testowych związanych z definicją ukończenia w projektach zwinnych (takich jak osiągnięcie zakładanego pokrycia czynników ryzyka produktowego, wymagań lub kryteriów akceptacji). </text:p>
      <text:p text:style-name="P30"/>
      <text:p text:style-name="P40"><text:span text:style-name="T37">Działania wykonywane w ramach nadzoru nad testami to między innymi:</text:span> </text:p>
      <text:p text:style-name="P31">• ponowne ustalanie priorytetów testów w przypadku zmaterializowania się zidentyfikowanego czynnika ryzyka (np. nieterminowego dostarczenia oprogramowania); </text:p>
      <text:p text:style-name="P31">• wprowadzanie zmian w harmonogramie testów zależnie od dostępności lub niedostępności środowiska testowego lub innych zasobów; </text:p>
      <text:p text:style-name="P31">• dokonywanie ponownej oceny kryteriów wejścia lub wyjścia w związku z wprowadzeniem poprawek. </text:p>
      <text:p text:style-name="P9"/>
      <text:p text:style-name="P9">5.3.1. Miary stosowane w testowaniu:</text:p>
      <text:p text:style-name="P17">Podczas wykonywania testów danego poziomu i po ich zakończeniu można zbierać miary pozwalające oszacować: </text:p>
      <text:p text:style-name="P17">• postęp realizacji harmonogramu i budżetu; </text:p>
      <text:p text:style-name="P17">• bieżącą jakość przedmiotu testów; </text:p>
      <text:p text:style-name="P17">• adekwatność wybranego podejścia do testowania; </text:p>
      <text:p text:style-name="P17">• skuteczność czynności testowych z punktu widzenia realizacji celów. </text:p>
      <text:p text:style-name="P21"/>
      <text:p text:style-name="P10">Powszechnie stosowane są następujące miary dotyczące testów: </text:p>
      <text:p text:style-name="P17">• procent wykonania zaplanowanych prac związanych z przygotowaniem przypadków testowych (lub procent przygotowania zaplanowanych przypadków testowych); </text:p>
      <text:p text:style-name="P17">• procent wykonania zaplanowanych prac związanych z przygotowaniem środowiska testowego </text:p>
      <text:p text:style-name="P17">• poziom wykonania przypadków testowych (np. liczba wykonanych/niewykonanych przypadków testowych, zaliczonych/niezaliczonych przypadków testowych i/lub zaliczonych/niezaliczonych warunków testowych); </text:p>
      <text:p text:style-name="P17">• informacje o defektach (np. gęstość defektów, liczba wykrytych i usuniętych defektów, współczynnik awarii oraz rezultaty testów potwierdzających); </text:p>
      <text:p text:style-name="P17">• pokrycie testowe wymagań, historyjek użytkownika i kryteriów akceptacji, czynników ryzyka lub kodu; </text:p>
      <text:p text:style-name="P17">• koszty testowania, w tym porównanie tych kosztów z korzyściami wynikającymi z wykrycia następnego defektu lub wykonania następnego testu. </text:p>
      <text:p text:style-name="P17"/>
      <text:p text:style-name="P17"/>
      <text:p text:style-name="P9"><text:soft-page-break/>5.3.2. Cel, treść i odbiorcy raportów z testów:</text:p>
      <text:p text:style-name="P31">Raport z testów sporządzany podczas wykonywania czynności testowej może nosić nazwę <text:span text:style-name="T26">raportu o postępie testów</text:span>, a raport sporządzany w momencie zakończenia takiej czynności — <text:span text:style-name="T26">sumarycznego raportu z testów. </text:span></text:p>
      <text:p text:style-name="P31"><text:span text:style-name="T26"/></text:p>
      <text:p text:style-name="P35">Na etapie monitorowania i nadzoru nad testami kierownik testów regularnie sporządza <text:span text:style-name="T26">raporty o postępie testów</text:span> dla interesariuszy. Oprócz części wspólnych, dla raportu z postępu testów, sumarycznego raportu z testów, </text:p>
      <text:p text:style-name="P48">typowy raport z postępu testów może zawierać informacje dotyczące: </text:p>
      <text:p text:style-name="P31">• statusu czynności testowych i postępu realizacji planu testów; </text:p>
      <text:p text:style-name="P31">• czynników zakłócających wykonywanie prac; </text:p>
      <text:p text:style-name="P31">• testów zaplanowanych w następnym okresie raportowania; </text:p>
      <text:p text:style-name="P31">• jakości przedmiotu testów </text:p>
      <text:p text:style-name="P31"><text:span text:style-name="T26"/></text:p>
      <text:p text:style-name="P35">Po spełnieniu kryteriów wyjścia kierownik testów sporządza <text:span text:style-name="T26">sumaryczny raport z testów.</text:span> Dokument ten zawiera podsumowanie wykonanych testów zgodnie z najnowszym raportem z postępu testów oraz innych istotnych informacji. </text:p>
      <text:p text:style-name="P68"><text:span text:style-name="T8">Typowy sumaryczny raport z testów zawiera między innymi: </text:span></text:p>
      <text:p text:style-name="P68"><text:span text:style-name="T26">•</text:span><text:span text:style-name="T11"> podsumowanie wykonanych testów; </text:span></text:p>
      <text:p text:style-name="P68"><text:span text:style-name="T11">• informacje na temat zdarzeń, które miały miejsce w okresie testowania; </text:span></text:p>
      <text:p text:style-name="P68"><text:span text:style-name="T11">• informacje o odstępstwach od planu, włączając w to odstępstwa od harmonogramu, czasu trwania lub wysiłku związanego z testowaniem; </text:span></text:p>
      <text:p text:style-name="P68"><text:span text:style-name="T11">• informacje o statusie testowania i jakości produktu z punktu widzenia kryteriów wyjścia (lub definicji ukończenia); </text:span></text:p>
      <text:p text:style-name="P68"><text:span text:style-name="T11">• informacje o czynnikach, które blokowały lub nadal blokują przebieg testów; </text:span></text:p>
      <text:p text:style-name="P68"><text:span text:style-name="T11">• miary związane z defektami, przypadkami testowymi, pokryciem testowym, postępem prac oraz wykorzystaniem zasobów (np. miary opisane w p. 5.3.1.); </text:span></text:p>
      <text:p text:style-name="P68"><text:span text:style-name="T11">• informacje na temat ryzyka (resztkowego) </text:span></text:p>
      <text:p text:style-name="P80"><text:span text:style-name="T9">• informacje o wytworzonych produktach pracy związanych z testowaniem, które mogą zostać ponownie wykorzystane. </text:span></text:p>
      <text:p text:style-name="P80"><text:span text:style-name="T8"/></text:p>
      <text:p text:style-name="P20"><text:span text:style-name="T26">5.4. Zarządzanie konfiguracją :</text:span></text:p>
      <text:p text:style-name="P32">Celem zarządzania konfiguracją jest zapewnienie i utrzymanie integralności modułu/ lub systemu i testaliów oraz wzajemnych relacji między nimi przez cały cykl życia projektu i oprogramowania. </text:p>
      <text:p text:style-name="P32">W kontekście testowania zarządzanie konfiguracją może polegać na zagwarantowaniu tego, aby: </text:p>
      <text:p text:style-name="P32">• wszystkie przedmioty testów zostały zidentyfikowane, objęte kontrolą wersji i śledzeniem zmian oraz powiązane ze sobą wzajemnie; </text:p>
      <text:p text:style-name="P33">• wszystkie testalia zostały zidentyfikowane, objęte kontrolą wersji i śledzeniem zmian oraz powiązane ze sobą wzajemnie i z wersjami przedmiotu testów w sposób pozwalający utrzymać możliwość śledzenia na wszystkich etapach procesu testowego; </text:p>
      <text:p text:style-name="P33"><text:soft-page-break/>• wszystkie zidentyfikowane dokumenty i elementy oprogramowania były przywoływane w sposób jednoznaczny w dokumentacji testów. Procedury zarządzania konfiguracją wraz z niezbędną infrastrukturą (narzędziami) należy zidentyfikować i zaimplementować na etapie planowania testó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 LibreOffice_project/2412653d852ce75f65fbfa83fb7e7b669a126d64</meta:generator>
    <dc:date>2022-09-30T14:46:02.797000000</dc:date>
    <meta:editing-duration>PT25M13S</meta:editing-duration>
    <meta:editing-cycles>2</meta:editing-cycles>
    <meta:document-statistic meta:table-count="0" meta:image-count="0" meta:object-count="0" meta:page-count="11" meta:paragraph-count="194" meta:word-count="2846" meta:character-count="22442" meta:non-whitespace-character-count="19741"/>
  </office:meta>
</office:document-meta>
</file>